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5.981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3.971cm"/>
    </style:style>
    <style:style style:name="co9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0080"/>
    </style:style>
    <style:style style:name="ce11" style:family="table-cell" style:parent-style-name="Default">
      <style:text-properties fo:color="#2a6099" fo:font-weight="bold" style:font-weight-asian="bold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ext-properties fo:color="#ff0000" fo:font-weight="bold" style:font-weight-asian="bold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ext-properties fo:color="#ff0000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3faf46" fo:font-weight="bold" style:font-weight-asian="bold" style:font-weight-complex="bold"/>
    </style:style>
    <style:style style:name="ce15" style:family="table-cell" style:parent-style-name="Default">
      <style:table-cell-properties fo:background-color="#784b04" fo:border="0.74pt solid #000000"/>
      <style:text-properties fo:color="#ffffff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ext-properties fo:color="#ff8000"/>
    </style:style>
    <style:style style:name="ce18" style:family="table-cell" style:parent-style-name="Default">
      <style:table-cell-properties fo:background-color="#784b04" fo:border="0.74pt solid #000000"/>
      <style:text-properties fo:color="#ffffff" style:font-name="Calibri1" style:font-name-complex="Calibri1"/>
    </style:style>
    <style:style style:name="ce1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style:glyph-orientation-vertical="0" fo:background-color="#784b0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gr1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0000" loext:opacity="100%" fo:font-weight="bold" style:font-weight-asian="bold" style:font-weight-complex="bold"/>
    </style:style>
    <style:style style:name="gr2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P1" style:family="paragraph">
      <style:paragraph-properties fo:text-align="center"/>
      <style:text-properties fo:color="#ff0000" loext:opacity="100%"/>
    </style:style>
    <style:style style:name="P2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" style:family="paragraph">
      <style:paragraph-properties fo:text-align="center"/>
      <style:text-properties fo:color="#ffffff" loext:opacity="100%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T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adre de texte 1" draw:style-name="gr1" draw:text-style-name="P2" svg:width="11.152cm" svg:height="1.513cm" svg:x="28.787cm" svg:y="3.787cm">
            <draw:text-box>
              <text:p text:style-name="P1"><text:span text:style-name="T1">REGLES A TITRE D’INFORMATIONS ET POUR AIDER/AIGUILLE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Source (VLAN / IP)</text:p>
          </table:table-cell>
          <table:table-cell table:style-name="ce1" office:value-type="string" calcext:value-type="string">
            <text:p>Destination (VLAN / IP)</text:p>
          </table:table-cell>
          <table:table-cell table:style-name="ce1" office:value-type="string" calcext:value-type="string">
            <text:p>Service / Application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Port(s)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commandation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>
            <draw:frame draw:z-index="1" draw:name="Cadre de texte 2" draw:style-name="gr2" draw:text-style-name="P4" svg:width="19.509cm" svg:height="1.513cm" svg:x="3.321cm" svg:y="0.431cm">
              <draw:text-box>
                <text:p text:style-name="P3"><text:span text:style-name="T2">CEUX A QUOI J’AI PENSÉ OU QUE L’ON POURRA FAIRE PLUS TARD (AARD)</text:span></text:p>
              </draw:text-box>
            </draw:frame>
          </table:table-cell>
          <table:table-cell table:style-name="ce5" table:number-columns-repeated="4"/>
          <table:table-cell table:number-columns-repeated="16378"/>
        </table:table-row>
        <table:table-row table:style-name="ro1" table:number-rows-repeated="2">
          <table:table-cell table:style-name="ce5" table:number-columns-repeated="6"/>
          <table:table-cell table:number-columns-repeated="16378"/>
        </table:table-row>
        <table:table-row table:style-name="ro1">
          <table:table-cell table:style-name="ce11" office:value-type="string" calcext:value-type="string">
            <text:p>A MODIFIER (FIREWALL) A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office:value-type="string" calcext:value-type="string">
            <text:p>PLUS</text:p>
          </table:table-cell>
          <table:table-cell table:style-name="ce6" office:value-type="string" calcext:value-type="string">
            <text:p>I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e le pare-feu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<text:span text:style-name="T3">LES REGLES QUI AUTORISENT L’ADMIN DU UI</text:span></text:p>
            <text:p><text:span text:style-name="T3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1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 (Sécurité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tiver le DPI et l’IPS (DPI = Deep packet inspe</text:p>
            <text:p>-ction = SSL filtering en gros)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ur les logs du FW, on ne transfere pas ces</text:p>
            <text:p>Règles vers loki et grafana. Laisse sur le FW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/>
          <table:table-cell table:style-name="ce13">
            <draw:frame draw:z-index="2" draw:name="Cadre de texte 3" draw:style-name="gr2" draw:text-style-name="P4" svg:width="19.509cm" svg:height="1.513cm" svg:x="2.338cm" svg:y="0.133cm">
              <draw:text-box>
                <text:p text:style-name="P3"><text:span text:style-name="T2">CEUX QUE J’AI FAIS SUR LE FW AARD et DRYN</text:span></text:p>
              </draw:text-box>
            </draw:frame>
          </table:table-cell>
          <table:table-cell table:style-name="ce13" table:number-columns-repeated="4"/>
          <table:table-cell table:number-columns-repeated="16378"/>
        </table:table-row>
        <table:table-row table:style-name="ro1">
          <table:table-cell table:style-name="ce13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Sur le Pare- feu :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 grand menu « CONFIGURATION »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<text:span text:style-name="T4">En ce qui concerne le menu « Objet » , Réseau,</text:span></text:p>
            <text:p><text:span text:style-name="T4">« Utilisateur »  et « Système »celles-ci ont déjà</text:span></text:p>
            <text:p><text:span text:style-name="T4">Été configuré à un certain niveau</text:span></text:p>
            <text:p><text:span text:style-name="T4"> (Ex : le LDAP dans « User » ou</text:span></text:p>
            <text:p><text:span text:style-name="T4">Groupe qui ont accès aux SSL , les interfaces </text:span></text:p>
            <text:p><text:span text:style-name="T4">Configurées de même avec le routage ou dns,</text:span></text:p>
            <text:p><text:span text:style-name="T4">Ou alors les interfaces d’administration du FW,</text:span></text:p>
            <text:p><text:span text:style-name="T4">Et plus encore...</text:span></text:p>
            <text:p><text:span text:style-name="T4">Le reste comme le menu « objet » ou bien les</text:span></text:p>
            <text:p><text:span text:style-name="T4">Autres sont « modifiable/configurable » au fur</text:span></text:p>
            <text:p><text:span text:style-name="T4">Et a mesure du temps.</text:span></text:p>
          </table:table-cell>
          <table:table-cell table:style-name="ce17" office:value-type="string" calcext:value-type="string">
            <text:p>Lorsque nous voudrons etre au niveau max.</text:p>
            <text:p>De la sécurité, on modifiera certaines choses</text:p>
            <text:p>Dans ces menu comme l’accès au UI Web du</text:p>
            <text:p>FW que pour certains hotes par exemple. Les</text:p>
            <text:p>MAJS, License etc …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5">
          <table:table-cell office:value-type="string" calcext:value-type="string">
            <text:p><text:span text:style-name="T3">Dans le menu </text:span><text:span text:style-name="T5">notifications</text:span><text:span text:style-name="T6">, on a rien changé dans</text:span></text:p>
            <text:p><text:span text:style-name="T3">le menu « Logs – Syslog - IPFIX ». </text:span></text:p>
          </table:table-cell>
          <table:table-cell/>
          <table:table-cell office:value-type="string" calcext:value-type="string">
            <text:p>Dans le menu « Inspection profile », on </text:p>
            <text:p>Décoche les 2 options de blocage de paquets</text:p>
            <text:p/>
            <text:p>On renomme aussi les 2 profils de base pour le</text:p>
            <text:p>Trafic entrant et sortant</text:p>
            <text:p/>
            <text:p>IPS_00 et 01 =&gt; Entrant et Sortant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Pour le SNMP Agent, nous ne faisons pas de </text:p>
            <text:p>De config car il faudrait configurer </text:p>
            <text:p>Prometheus avec grafana. P-E dans le futur</text:p>
          </table:table-cell>
          <table:table-cell/>
          <table:table-cell office:value-type="string" calcext:value-type="string">
            <text:p>On laisse « Protocols » comme ça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Pour l’envoi de mails, nous verrons plus tard,</text:p>
            <text:p>Si nous nous en servons depuis le menu</text:p>
            <text:p>« E-mail alerts »</text:p>
          </table:table-cell>
          <table:table-cell/>
          <table:table-cell office:value-type="string" calcext:value-type="string">
            <text:p>On laisse « Application and protections » </text:p>
            <text:p>Comme ça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On laisse « System events » comme ça</text:p>
          </table:table-cell>
          <table:table-cell/>
          <table:table-cell office:value-type="string" calcext:value-type="string">
            <text:p>On va quand meme modifier dans les serveurs</text:p>
            <text:p>Dns du FW par notre serveur DNS dans le</text:p>
            <text:p>Menu « Système » puis « parametre réseau »</text:p>
            <text:p/>
            <text:p>Mettre en 1<text:span text:style-name="T7">er</text:span> notre serveur DNS/AD puis en</text:p>
            <text:p>Second, le serveur google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De même pour « Block messages », on peut</text:p>
            <text:p>Personnaliser les « block pages » selon nos</text:p>
            <text:p>Envies mais je ne le fais pas ici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Report configuration » = Pas d’ac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Monitoring configuration » = Pas d’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<text:span text:style-name="T3">Dans le menu </text:span><text:span text:style-name="T5">Application Protection</text:span><text:span text:style-name="T6">, et anti-</text:span></text:p>
            <text:p><text:span text:style-name="T3">Spam on désactive l’option « Analyse heuris</text:span></text:p>
            <text:p><text:span text:style-name="T3">Que) dans « général »</text:span></text:p>
            <text:p><text:span text:style-name="T3"/></text:p>
            <text:p><text:span text:style-name="T3">Les sous-menu « whitelisted domains » et </text:span></text:p>
            <text:p><text:span text:style-name="T3">« black listed domains » sont laissé vide</text:span></text:p>
            <text:p><text:span text:style-name="T3">Mais nous pourrons à l’avenir le remplir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 menu « Antivirus » est laissé comme tel</text:p>
            <text:p/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Le menu « Host reputation » est laissé comme </text:p>
            <text:p>tel </text:p>
            <text:p/>
            <text:p><text:span text:style-name="T3">Le sous-menu « host monitored » est laissé </text:span></text:p>
            <text:p><text:span text:style-name="T3">Par défaut mais nous pourrons à l’avenir</text:span></text:p>
            <text:p><text:span text:style-name="T3">le remplir </text:span>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e menu « vulnerability manager » est laissé </text:p>
            <text:p>comme tel</text:p>
          </table:table-cell>
          <table:table-cell table:number-columns-repeated="16383"/>
        </table:table-row>
        <table:table-row table:style-name="ro7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8">
          <table:table-cell table:style-name="ce15" office:value-type="string" calcext:value-type="string">
            <text:p>NATURE</text:p>
          </table:table-cell>
          <table:table-cell table:style-name="ce18" office:value-type="string" calcext:value-type="string">
            <text:p>GROUPE / ID</text:p>
          </table:table-cell>
          <table:table-cell table:style-name="ce20" office:value-type="string" calcext:value-type="string">
            <text:p>AC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number-columns-repeated="16377"/>
        </table:table-row>
        <table:table-row table:style-name="ro9">
          <table:table-cell table:style-name="ce16" office:value-type="string" calcext:value-type="string">
            <text:p>Modification</text:p>
          </table:table-cell>
          <table:table-cell table:style-name="ce19" office:value-type="string" calcext:value-type="string">
            <text:p>Ipsec / 1</text:p>
          </table:table-cell>
          <table:table-cell table:style-name="ce21" office:value-type="string" calcext:value-type="string">
            <text:p>Accept</text:p>
          </table:table-cell>
          <table:table-cell table:style-name="ce21" office:value-type="string" calcext:value-type="string">
            <text:p>TCP/UDP</text:p>
          </table:table-cell>
          <table:table-cell table:number-columns-repeated="2" table:style-name="ce21" office:value-type="string" calcext:value-type="string">
            <text:p>Network_SERVERS / DRYN_SERVERS</text:p>
          </table:table-cell>
          <table:table-cell table:style-name="ce21" office:value-type="string" calcext:value-type="string">
            <text:p>AD&amp;Authentification (groupe de ports)</text:p>
            <text:p><text:span text:style-name="T3">Save&amp;Stock (groupe de ports</text:span>)</text:p>
            <text:p>Prox&amp;Virtu (groupe de ports)</text:p>
          </table:table-cell>
          <table:table-cell office:value-type="string" calcext:value-type="string">
            <text:p>OU LAISSER</text:p>
            <text:p>EN ANY MAIS</text:p>
            <text:p>BIEN SURVEILLER CAR </text:p>
            <text:p>TRES COMPLEXE</text:p>
          </table:table-cell>
          <table:table-cell table:number-columns-repeated="16376"/>
        </table:table-row>
        <table:table-row table:style-name="ro7" table:number-rows-repeated="1048475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8:27:23.0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06T23:08:30.637000000</dc:date>
    <meta:generator>LibreOffice/7.6.5.2$Windows_X86_64 LibreOffice_project/38d5f62f85355c192ef5f1dd47c5c0c0c6d6598b</meta:generator>
    <meta:editing-duration>PT10H11M57S</meta:editing-duration>
    <meta:editing-cycles>33</meta:editing-cycles>
    <meta:document-statistic meta:table-count="1" meta:cell-count="284" meta:object-count="3"/>
    <meta:user-defined meta:name="AppVersion">12.0000</meta:user-defined>
  </office:meta>
</office:document-meta>
</file>